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412" calcext:value-type="float">
            <text:p>82.4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4832" calcext:value-type="float">
            <text:p>82.0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588" calcext:value-type="float">
            <text:p>77.5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201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8872" calcext:value-type="float">
            <text:p>80.1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344" calcext:value-type="float">
            <text:p>80.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200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344" calcext:value-type="float">
            <text:p>80.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84" calcext:value-type="float">
            <text:p>82.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9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9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7224" calcext:value-type="float">
            <text:p>79.8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3736" calcext:value-type="float">
            <text:p>80.1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8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532" calcext:value-type="float">
            <text:p>80.6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8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152" calcext:value-type="float">
            <text:p>80.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8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8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5464" calcext:value-type="float">
            <text:p>81.0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836" calcext:value-type="float">
            <text:p>82.1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7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7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2744" calcext:value-type="float">
            <text:p>82.1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7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7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7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484" calcext:value-type="float">
            <text:p>80.6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7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7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336" calcext:value-type="float">
            <text:p>81.1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9401</text:p>
          </table:table-cell>
          <table:table-cell office:value-type="string" calcext:value-type="string">
            <text:p>Follett Quad</text:p>
          </table:table-cell>
          <table:table-cell office:value-type="string" calcext:value-type="string">
            <text:p>197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